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0.951cm" style:rel-column-width="327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FreeSans" fo:font-size="16pt" officeooo:rsid="001b01f1" officeooo:paragraph-rsid="001b01f1" style:font-size-asian="14pt" style:font-size-complex="16pt"/>
    </style:style>
    <style:style style:name="P2" style:family="paragraph" style:parent-style-name="Standard">
      <style:text-properties style:font-name="FreeSans" fo:font-size="16pt" officeooo:rsid="001c5b9f" officeooo:paragraph-rsid="001c5b9f" style:font-size-asian="14pt" style:font-size-complex="16pt"/>
    </style:style>
    <style:style style:name="P3" style:family="paragraph" style:parent-style-name="Standard">
      <style:text-properties style:font-name="FreeSans" fo:font-size="16pt" officeooo:rsid="001b01f1" officeooo:paragraph-rsid="001f052d" style:font-size-asian="14pt" style:font-size-complex="16pt"/>
    </style:style>
    <style:style style:name="P4" style:family="paragraph" style:parent-style-name="Standard">
      <style:text-properties style:font-name="FreeSans" fo:font-size="16pt" officeooo:rsid="001c5b9f" officeooo:paragraph-rsid="001c5b9f" style:font-size-asian="14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6pt" officeooo:rsid="0023ddf3" officeooo:paragraph-rsid="0023ddf3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6pt" officeooo:rsid="00256347" officeooo:paragraph-rsid="00256347" style:font-size-asian="14pt" style:font-size-complex="16pt"/>
    </style:style>
    <style:style style:name="T1" style:family="text">
      <style:text-properties officeooo:rsid="001b01f1"/>
    </style:style>
    <style:style style:name="T2" style:family="text">
      <style:text-properties officeooo:rsid="001cf5a4"/>
    </style:style>
    <style:style style:name="T3" style:family="text">
      <style:text-properties officeooo:rsid="001f0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tring.find(find_what, start_from_pointer)</text:p>
      <text:p text:style-name="P1">string.substr(start_from_pointer, string_to_return_length)</text:p>
      <text:p text:style-name="P3">string.replace(start_from_pointer, string_to_return_length, <text:tab/><text:tab/><text:tab/><text:tab/> <text:tab/><text:tab/><text:tab/><text:span text:style-name="T3">replacement_string</text:span>)</text:p>
      <text:p text:style-name="P2">string.erase(s<text:span text:style-name="T1">tart_from_pointer, length_</text:span>to_erase)</text:p>
      <text:p text:style-name="P2"/>
      <table:table table:name="Table1" table:style-name="Table1">
        <table:table-column table:style-name="Table1.A" table:number-columns-repeated="20"/>
        <table:table-row table:style-name="TableLine93855891692912"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5">19</text:p>
          </table:table-cell>
        </table:table-row>
        <table:table-row table:style-name="TableLine93855891692912"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0A</text:p>
          </table:table-cell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7">I</text:p>
          </table:table-cell>
          <table:table-cell table:style-name="Table1.A1" office:value-type="string">
            <text:p text:style-name="P7">0A</text:p>
          </table:table-cell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7">K</text:p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>0A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7">P</text:p>
          </table:table-cell>
          <table:table-cell table:style-name="Table1.A1" office:value-type="string">
            <text:p text:style-name="P7">0A</text:p>
          </table:table-cell>
        </table:table-row>
        <table:table-row table:style-name="TableLine93855891692912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/>
          </table:table-cell>
        </table:table-row>
        <table:table-row table:style-name="TableLine938558916929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4-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0-4 -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4-10-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9-14-1</text:p>
          </table:table-cell>
        </table:table-row>
        <table:table-row table:style-name="TableLine938558916929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2:15:12.871721019</meta:creation-date>
    <dc:date>2022-03-09T21:25:41.795400558</dc:date>
    <meta:editing-duration>PT12M33S</meta:editing-duration>
    <meta:editing-cycles>6</meta:editing-cycles>
    <meta:generator>LibreOffice/7.0.4.2$Linux_X86_64 LibreOffice_project/00$Build-2</meta:generator>
    <meta:document-statistic meta:table-count="1" meta:image-count="0" meta:object-count="0" meta:page-count="1" meta:paragraph-count="68" meta:word-count="74" meta:character-count="334" meta:non-whitespace-character-count="320"/>
  </office:meta>
</office:document-meta>
</file>